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paragraph-properties fo:margin-left="0in" fo:margin-right="0in" style:line-height-at-least="0.2083in" fo:text-indent="0in" style:auto-text-indent="false"/>
      <style:text-properties fo:font-variant="normal" fo:text-transform="none" style:font-name="Segoe UI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 Development Log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00:24:28.751138649</meta:creation-date>
    <dc:date>2026-04-11T00:24:29.726045760</dc:date>
    <meta:editing-duration>PT1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  <meta:generator>LibreOffice/26.2.2.2$Linux_X86_64 LibreOffice_project/42d76a33568d9a37e1fc00c3228d3881e2f8df73</meta:generator>
  </office:meta>
</office:document-meta>
</file>